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38"/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2.091458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Date</text:p>
          </table:table-cell>
          <table:table-cell office:value-type="string" table:style-name="ce4">
            <text:p>Description of work</text:p>
          </table:table-cell>
          <table:table-cell office:value-type="string" table:style-name="ce5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6">
            <text:p>04.11.2019</text:p>
          </table:table-cell>
          <table:table-cell office:value-type="string" table:style-name="ce2">
            <text:p>Internal Meeting</text:p>
          </table:table-cell>
          <table:table-cell office:value-type="time" office:time-value="PT0H20M0S" table:style-name="ce7">
            <text:p>00:20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07T00:00:00" table:style-name="ce6">
            <text:p>07.11.2019</text:p>
          </table:table-cell>
          <table:table-cell office:value-type="string" table:style-name="ce2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Meetup with Lecturers</text:p>
          </table:table-cell>
          <table:table-cell office:value-type="time" office:time-value="PT0H45M0S" table:style-name="ce7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Setup Github Page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6">
            <text:p>13.11.2019</text:p>
          </table:table-cell>
          <table:table-cell office:value-type="string" table:style-name="ce2">
            <text:p>Continue Pages Setup; Define rough structure &amp; fill in first content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1-19T00:00:00" table:style-name="ce6">
            <text:p>19.11.2019</text:p>
          </table:table-cell>
          <table:table-cell office:value-type="string" table:style-name="ce2">
            <text:p>Internal Meetup; Defining next steps until we publish the first article; update project proposal</text:p>
          </table:table-cell>
          <table:table-cell office:value-type="time" office:time-value="PT1H35M0S" table:style-name="ce7">
            <text:p>01:35</text:p>
          </table:table-cell>
          <table:table-cell table:number-columns-repeated="16380"/>
        </table:table-row>
        <table:table-row table:style-name="ro5">
          <table:table-cell/>
          <table:table-cell office:value-type="date" office:date-value="2019-11-21T00:00:00" table:style-name="ce6">
            <text:p>21.11.2019</text:p>
          </table:table-cell>
          <table:table-cell office:value-type="string" table:style-name="ce2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1T00:00:00" table:style-name="ce8">
            <text:p>21.11.2019</text:p>
          </table:table-cell>
          <table:table-cell office:value-type="string" table:style-name="ce2">
            <text:p>Clean up repo; fill in first finding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8">
            <text:p>24.11.2019</text:p>
          </table:table-cell>
          <table:table-cell office:value-type="string" table:style-name="ce2">
            <text:p>Merge article on Geraldine Fitzpatrick; provide feedback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1-27T00:00:00" table:style-name="ce8">
            <text:p>27.11.2019</text:p>
          </table:table-cell>
          <table:table-cell office:value-type="string" table:style-name="ce2">
            <text:p>Prepare documentation for meeting on Friday; fill-in missing info, update links, etc.</text:p>
          </table:table-cell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8T00:00:00" table:style-name="ce8">
            <text:p>28.11.2019</text:p>
          </table:table-cell>
          <table:table-cell office:value-type="string" table:style-name="ce2">
            <text:p>Prepare documentation for meeting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Meeting with lecturers</text:p>
          </table:table-cell>
          <table:table-cell office:value-type="time" office:time-value="PT0H35M0S" table:style-name="ce7">
            <text:p>00:3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Setup Github for collaborators</text:p>
          </table:table-cell>
          <table:table-cell office:value-type="time" office:time-value="PT0H25M0S" table:style-name="ce7">
            <text:p>00:2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1T00:00:00" table:style-name="ce8">
            <text:p>01.12.2019</text:p>
          </table:table-cell>
          <table:table-cell office:value-type="string" table:style-name="ce2">
            <text:p>Update documentation; add template page for Gelautz</text:p>
          </table:table-cell>
          <table:table-cell office:value-type="time" office:time-value="PT0H50M0S" table:style-name="ce7">
            <text:p>00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2T00:00:00" table:style-name="ce8">
            <text:p>02.12.2019</text:p>
          </table:table-cell>
          <table:table-cell office:value-type="string" table:style-name="ce2">
            <text:p>Decide on next professor; research on Tellioglu; write first draft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2-04T00:00:00" table:style-name="ce8">
            <text:p>04.12.2019</text:p>
          </table:table-cell>
          <table:table-cell office:value-type="string" table:style-name="ce2">
            <text:p>Fix grammar on article of Tellioglu; look over english translation of article of Fitzpatrick; review draft of Gelautz</text:p>
          </table:table-cell>
          <table:table-cell office:value-type="time" office:time-value="PT1H50M0S" table:style-name="ce7">
            <text:p>01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8T00:00:00" table:style-name="ce8">
            <text:p>08.12.2019</text:p>
          </table:table-cell>
          <table:table-cell office:value-type="string" table:style-name="ce2">
            <text:p>Write draft for Tellioglu on Wikipedia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9T00:00:00" table:style-name="ce11">
            <text:p>09.12.2019</text:p>
          </table:table-cell>
          <table:table-cell office:value-type="string" table:style-name="ce2">
            <text:p>Last fixes and publishing the article</text:p>
          </table:table-cell>
          <table:table-cell office:value-type="time" office:time-value="PT0H30M0S" table:style-name="ce7">
            <text:p>00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11T00:00:00" table:style-name="ce11">
            <text:p>11.12.2019</text:p>
          </table:table-cell>
          <table:table-cell office:value-type="string" table:style-name="ce2">
            <text:p>Updating documentation</text:p>
          </table:table-cell>
          <table:table-cell office:value-type="time" office:time-value="PT0H30M0S" table:style-name="ce7">
            <text:p>00:30</text:p>
          </table:table-cell>
          <table:table-cell table:number-columns-repeated="16380"/>
        </table:table-row>
        <table:table-row table:number-rows-repeated="3" table:style-name="ro1">
          <table:table-cell/>
          <table:table-cell table:style-name="ce9"/>
          <table:table-cell table:style-name="ce2"/>
          <table:table-cell table:style-name="ce7"/>
          <table:table-cell table:number-columns-repeated="16380"/>
        </table:table-row>
        <table:table-row table:number-rows-repeated="8" table:style-name="ro1">
          <table:table-cell/>
          <table:table-cell table:style-name="ce9"/>
          <table:table-cell table:style-name="ce2"/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TOTAL</text:p>
          </table:table-cell>
          <table:table-cell table:style-name="ce4"/>
          <table:table-cell office:value-type="time" office:time-value="PT25H50M0S" table:formula="of:=SUM([.D3:.D36])" table:style-name="ce10">
            <text:p>25:50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36" number:truncate-on-overflow="false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19-12-11T18:30:11Z</dc:date>
    <meta:editing-cycles>3</meta:editing-cycles>
    <meta:editing-duration>PT0S</meta:editing-duration>
  </office:meta>
</office:document-meta>
</file>